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pan text:style-name="T1">Datasety</text:span></text:p>
          </draw:text-box>
        </draw:frame>
        <draw:frame presentation:style-name="pr2" draw:layer="layout" svg:width="25.5cm" svg:height="13cm" svg:x="0.814cm" svg:y="5.5cm" presentation:class="outline" presentation:user-transformed="true">
          <draw:text-box>
            <text:p>1. Zvířata k adopci ZOO Praha (CSV)</text:p>
            <text:p><text:span text:style-name="T2">https://nkod.opendata.cz/zdroj/datová-sada/223642936</text:span></text:p>
            <text:p/>
            <text:p>2. Zvířata k adopci ZOO Liberecké (HTML)+</text:p>
            <text:p><text:span text:style-name="T3">https://www.zooliberec.cz/</text:span></text:p>
            <text:p/>
            <text:p>3. Seznam zvířat s charakteristikou (HTML)</text:p>
            <text:p><text:span text:style-name="T2">https://a-z-animals.com/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pan text:style-name="T1">Linkování</text:span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p>1. Prolinkování pomocí názvu zvířete</text:p>
            <text:p>2. Prolinkování pomocí latinského názvu</text:p>
            <text:p/>
            <text:p>Filtrace </text:p>
            <text:p><text:span text:style-name="T5">Lower case, remove blanks, remove speacial chars</text:span></text:p>
            <text:p><text:span text:style-name="T6"/></text:p>
            <text:p><text:span text:style-name="T6">Porovnání pomocí Euclidean dist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pan text:style-name="T1">Možné Sparql Query</text:span></text:p>
          </draw:text-box>
        </draw:frame>
        <draw:frame presentation:style-name="pr2" draw:layer="layout" svg:width="25.5cm" svg:height="13cm" svg:x="1cm" svg:y="5.5cm" presentation:class="outline">
          <draw:text-box>
            <text:p>1. Najít si zvíře podle stupně ohroženosti v některé ZOO</text:p>
            <text:p/>
            <text:p>2. Získat podrobnější informace o zvířeti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pan text:style-name="T1">Zlepšení</text:span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p><text:span text:style-name="T4">1. Rozšířit dataset zvířat o další druhy a o více informací</text:span></text:p>
            <text:p><text:span text:style-name="T4"/></text:p>
            <text:p><text:span text:style-name="T4">2. Rozšířit seznam ZOO v Česku</text:span></text:p>
            <text:p><text:span text:style-name="T4"/></text:p>
            <text:p><text:span text:style-name="T4">3. Možné rozšířit I na zahraničí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0:14:18.909059983</meta:creation-date>
    <meta:editing-duration>PT11M26S</meta:editing-duration>
    <meta:editing-cycles>2</meta:editing-cycles>
    <meta:generator>LibreOffice/5.4.4.2$Linux_X86_64 LibreOffice_project/40m0$Build-2</meta:generator>
    <dc:date>2018-01-03T00:47:23.461200415</dc:date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